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issrate-l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.332009</text:p>
          </table:table-cell>
          <table:table-cell table:number-columns-repeated="3"/>
          <table:table-cell office:value-type="string" calcext:value-type="string">
            <text:p>0.333601</text:p>
          </table:table-cell>
          <table:table-cell table:number-columns-repeated="3"/>
          <table:table-cell office:value-type="string" calcext:value-type="string">
            <text:p>0.332049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24051" calcext:value-type="float">
            <text:p>124051</text:p>
          </table:table-cell>
          <table:table-cell table:formula="of:=([.A4]/[.B4])*100" office:value-type="float" office:value="0.462712916461778" calcext:value-type="float">
            <text:p>0,462712916461778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24324" calcext:value-type="float">
            <text:p>124324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122996" calcext:value-type="float">
            <text:p>122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.320433</text:p>
          </table:table-cell>
          <table:table-cell table:number-columns-repeated="3"/>
          <table:table-cell office:value-type="string" calcext:value-type="string">
            <text:p>0.334804</text:p>
          </table:table-cell>
          <table:table-cell table:number-columns-repeated="3"/>
          <table:table-cell office:value-type="string" calcext:value-type="string">
            <text:p>0.319118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24341" calcext:value-type="float">
            <text:p>124341</text:p>
          </table:table-cell>
          <table:table-cell table:formula="of:=([.A7]/[.B7])*100" office:value-type="float" office:value="0.435093814590521" calcext:value-type="float">
            <text:p>0,435093814590521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25545" calcext:value-type="float">
            <text:p>125545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124626" calcext:value-type="float">
            <text:p>124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.341134</text:p>
          </table:table-cell>
          <table:table-cell table:number-columns-repeated="3"/>
          <table:table-cell office:value-type="string" calcext:value-type="string">
            <text:p>0.331177</text:p>
          </table:table-cell>
          <table:table-cell table:number-columns-repeated="3"/>
          <table:table-cell office:value-type="string" calcext:value-type="string">
            <text:p>0.339129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190" calcext:value-type="float">
            <text:p>125190</text:p>
          </table:table-cell>
          <table:table-cell table:formula="of:=([.A10]/[.B10])*100" office:value-type="float" office:value="0.499241153446761" calcext:value-type="float">
            <text:p>0,499241153446761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124812" calcext:value-type="float">
            <text:p>124812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124693" calcext:value-type="float">
            <text:p>1246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.332420</text:p>
          </table:table-cell>
          <table:table-cell table:number-columns-repeated="3"/>
          <table:table-cell office:value-type="string" calcext:value-type="string">
            <text:p>0.331848</text:p>
          </table:table-cell>
          <table:table-cell table:number-columns-repeated="3"/>
          <table:table-cell office:value-type="string" calcext:value-type="string">
            <text:p>0.33218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25578" calcext:value-type="float">
            <text:p>125578</text:p>
          </table:table-cell>
          <table:table-cell table:formula="of:=([.A13]/[.B13])*100" office:value-type="float" office:value="0.449919571899537" calcext:value-type="float">
            <text:p>0,449919571899537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124422" calcext:value-type="float">
            <text:p>124422</text:p>
          </table:table-cell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124694" calcext:value-type="float">
            <text:p>1246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.341492</text:p>
          </table:table-cell>
          <table:table-cell table:number-columns-repeated="3"/>
          <table:table-cell office:value-type="string" calcext:value-type="string">
            <text:p>0.344434</text:p>
          </table:table-cell>
          <table:table-cell table:number-columns-repeated="3"/>
          <table:table-cell office:value-type="string" calcext:value-type="string">
            <text:p>0.34216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24589" calcext:value-type="float">
            <text:p>124589</text:p>
          </table:table-cell>
          <table:table-cell table:formula="of:=([.A16]/[.B16])*100" office:value-type="float" office:value="0.455898995898514" calcext:value-type="float">
            <text:p>0,455898995898514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125326" calcext:value-type="float">
            <text:p>125326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124462" calcext:value-type="float">
            <text:p>124462</text:p>
          </table:table-cell>
        </table:table-row>
        <table:table-row table:style-name="ro1"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.679303</text:p>
          </table:table-cell>
          <table:table-cell table:number-columns-repeated="3"/>
          <table:table-cell office:value-type="string" calcext:value-type="string">
            <text:p>19.723877</text:p>
          </table:table-cell>
          <table:table-cell table:number-columns-repeated="3"/>
          <table:table-cell office:value-type="string" calcext:value-type="string">
            <text:p>19.713761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5527" calcext:value-type="float">
            <text:p>125527</text:p>
          </table:table-cell>
          <table:table-cell table:formula="of:=([.A20]/[.B20])*100" office:value-type="float" office:value="1.00376811363292" calcext:value-type="float">
            <text:p>1,00376811363292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125212" calcext:value-type="float">
            <text:p>125212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office:value-type="float" office:value="126306" calcext:value-type="float">
            <text:p>126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9.512412</text:p>
          </table:table-cell>
          <table:table-cell table:number-columns-repeated="3"/>
          <table:table-cell office:value-type="string" calcext:value-type="string">
            <text:p>19.614683</text:p>
          </table:table-cell>
          <table:table-cell table:number-columns-repeated="3"/>
          <table:table-cell office:value-type="string" calcext:value-type="string">
            <text:p>19.53291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24779" calcext:value-type="float">
            <text:p>124779</text:p>
          </table:table-cell>
          <table:table-cell table:formula="of:=([.A23]/[.B23])*100" office:value-type="float" office:value="0.860721756064722" calcext:value-type="float">
            <text:p>0,860721756064722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125052" calcext:value-type="float">
            <text:p>125052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124809" calcext:value-type="float">
            <text:p>1248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.112328</text:p>
          </table:table-cell>
          <table:table-cell table:number-columns-repeated="3"/>
          <table:table-cell office:value-type="string" calcext:value-type="string">
            <text:p>20.083319</text:p>
          </table:table-cell>
          <table:table-cell table:number-columns-repeated="3"/>
          <table:table-cell office:value-type="string" calcext:value-type="string">
            <text:p>20.091414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27461" calcext:value-type="float">
            <text:p>127461</text:p>
          </table:table-cell>
          <table:table-cell table:formula="of:=([.A26]/[.B26])*100" office:value-type="float" office:value="1.19252163406846" calcext:value-type="float">
            <text:p>1,19252163406846</text:p>
          </table:table-cell>
          <table:table-cell/>
          <table:table-cell office:value-type="float" office:value="1535" calcext:value-type="float">
            <text:p>1535</text:p>
          </table:table-cell>
          <table:table-cell office:value-type="float" office:value="127093" calcext:value-type="float">
            <text:p>127093</text:p>
          </table:table-cell>
          <table:table-cell table:number-columns-repeated="2"/>
          <table:table-cell office:value-type="float" office:value="1541" calcext:value-type="float">
            <text:p>1541</text:p>
          </table:table-cell>
          <table:table-cell office:value-type="float" office:value="126242" calcext:value-type="float">
            <text:p>1262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9.627917</text:p>
          </table:table-cell>
          <table:table-cell table:number-columns-repeated="3"/>
          <table:table-cell office:value-type="string" calcext:value-type="string">
            <text:p>19.628791</text:p>
          </table:table-cell>
          <table:table-cell table:number-columns-repeated="3"/>
          <table:table-cell office:value-type="string" calcext:value-type="string">
            <text:p>19.589878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24645" calcext:value-type="float">
            <text:p>124645</text:p>
          </table:table-cell>
          <table:table-cell table:formula="of:=([.A29]/[.B29])*100" office:value-type="float" office:value="0.845601508283525" calcext:value-type="float">
            <text:p>0,845601508283525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124270" calcext:value-type="float">
            <text:p>124270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125561" calcext:value-type="float">
            <text:p>1255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9.740325</text:p>
          </table:table-cell>
          <table:table-cell table:number-columns-repeated="3"/>
          <table:table-cell office:value-type="string" calcext:value-type="string">
            <text:p>19.773384</text:p>
          </table:table-cell>
          <table:table-cell table:number-columns-repeated="3"/>
          <table:table-cell office:value-type="string" calcext:value-type="string">
            <text:p>19.738944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6279" calcext:value-type="float">
            <text:p>126279</text:p>
          </table:table-cell>
          <table:table-cell table:formula="of:=([.A32]/[.B32])*100" office:value-type="float" office:value="1.02154752571687" calcext:value-type="float">
            <text:p>1,02154752571687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125497" calcext:value-type="float">
            <text:p>125497</text:p>
          </table:table-cell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125031" calcext:value-type="float">
            <text:p>125031</text:p>
          </table:table-cell>
        </table:table-row>
        <table:table-row table:style-name="ro1"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315.835748</text:p>
          </table:table-cell>
          <table:table-cell table:number-columns-repeated="3"/>
          <table:table-cell office:value-type="string" calcext:value-type="string">
            <text:p>12449.098157</text:p>
          </table:table-cell>
          <table:table-cell table:number-columns-repeated="3"/>
          <table:table-cell office:value-type="string" calcext:value-type="string">
            <text:p>12508.976179</text:p>
          </table:table-cell>
          <table:table-cell/>
        </table:table-row>
        <table:table-row table:style-name="ro1">
          <table:table-cell office:value-type="float" office:value="250813" calcext:value-type="float">
            <text:p>250813</text:p>
          </table:table-cell>
          <table:table-cell office:value-type="float" office:value="69400555" calcext:value-type="float">
            <text:p>69400555</text:p>
          </table:table-cell>
          <table:table-cell table:formula="of:=([.A36]/[.B36])*100" office:value-type="float" office:value="0.361399127139545" calcext:value-type="float">
            <text:p>0,361399127139545</text:p>
          </table:table-cell>
          <table:table-cell/>
          <table:table-cell office:value-type="float" office:value="250598" calcext:value-type="float">
            <text:p>250598</text:p>
          </table:table-cell>
          <table:table-cell office:value-type="float" office:value="69285431" calcext:value-type="float">
            <text:p>69285431</text:p>
          </table:table-cell>
          <table:table-cell table:number-columns-repeated="2"/>
          <table:table-cell office:value-type="float" office:value="182528" calcext:value-type="float">
            <text:p>182528</text:p>
          </table:table-cell>
          <table:table-cell office:value-type="float" office:value="69913004" calcext:value-type="float">
            <text:p>69913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8682.093146</text:p>
          </table:table-cell>
          <table:table-cell table:number-columns-repeated="3"/>
          <table:table-cell office:value-type="string" calcext:value-type="string">
            <text:p>8053.197816</text:p>
          </table:table-cell>
          <table:table-cell table:number-columns-repeated="3"/>
          <table:table-cell office:value-type="string" calcext:value-type="string">
            <text:p>7950.106775</text:p>
          </table:table-cell>
          <table:table-cell/>
        </table:table-row>
        <table:table-row table:style-name="ro1">
          <table:table-cell office:value-type="float" office:value="43484" calcext:value-type="float">
            <text:p>43484</text:p>
          </table:table-cell>
          <table:table-cell office:value-type="float" office:value="4718722" calcext:value-type="float">
            <text:p>4718722</text:p>
          </table:table-cell>
          <table:table-cell table:formula="of:=([.A39]/[.B39])*100" office:value-type="float" office:value="0.921520699884418" calcext:value-type="float">
            <text:p>0,921520699884418</text:p>
          </table:table-cell>
          <table:table-cell/>
          <table:table-cell office:value-type="float" office:value="42134" calcext:value-type="float">
            <text:p>42134</text:p>
          </table:table-cell>
          <table:table-cell office:value-type="float" office:value="4574446" calcext:value-type="float">
            <text:p>4574446</text:p>
          </table:table-cell>
          <table:table-cell table:number-columns-repeated="2"/>
          <table:table-cell office:value-type="float" office:value="42774" calcext:value-type="float">
            <text:p>42774</text:p>
          </table:table-cell>
          <table:table-cell office:value-type="float" office:value="4425516" calcext:value-type="float">
            <text:p>4425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9047.815261</text:p>
          </table:table-cell>
          <table:table-cell table:number-columns-repeated="3"/>
          <table:table-cell office:value-type="string" calcext:value-type="string">
            <text:p>17278.525285</text:p>
          </table:table-cell>
          <table:table-cell table:number-columns-repeated="3"/>
          <table:table-cell office:value-type="string" calcext:value-type="string">
            <text:p>17179.831568</text:p>
          </table:table-cell>
          <table:table-cell/>
        </table:table-row>
        <table:table-row table:style-name="ro1">
          <table:table-cell office:value-type="float" office:value="278498" calcext:value-type="float">
            <text:p>278498</text:p>
          </table:table-cell>
          <table:table-cell office:value-type="float" office:value="209794853" calcext:value-type="float">
            <text:p>209794853</text:p>
          </table:table-cell>
          <table:table-cell table:formula="of:=([.A42]/[.B42])*100" office:value-type="float" office:value="0.132747775275497" calcext:value-type="float">
            <text:p>0,132747775275497</text:p>
          </table:table-cell>
          <table:table-cell/>
          <table:table-cell office:value-type="float" office:value="284189" calcext:value-type="float">
            <text:p>284189</text:p>
          </table:table-cell>
          <table:table-cell office:value-type="float" office:value="232260023" calcext:value-type="float">
            <text:p>232260023</text:p>
          </table:table-cell>
          <table:table-cell table:number-columns-repeated="2"/>
          <table:table-cell office:value-type="float" office:value="283629" calcext:value-type="float">
            <text:p>283629</text:p>
          </table:table-cell>
          <table:table-cell office:value-type="float" office:value="233578804" calcext:value-type="float">
            <text:p>233578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9933.039180</text:p>
          </table:table-cell>
          <table:table-cell table:number-columns-repeated="3"/>
          <table:table-cell office:value-type="string" calcext:value-type="string">
            <text:p>9889.297100</text:p>
          </table:table-cell>
          <table:table-cell table:number-columns-repeated="3"/>
          <table:table-cell office:value-type="string" calcext:value-type="string">
            <text:p>7709.297072</text:p>
          </table:table-cell>
          <table:table-cell/>
        </table:table-row>
        <table:table-row table:style-name="ro1">
          <table:table-cell office:value-type="float" office:value="72683" calcext:value-type="float">
            <text:p>72683</text:p>
          </table:table-cell>
          <table:table-cell office:value-type="float" office:value="5267100" calcext:value-type="float">
            <text:p>5267100</text:p>
          </table:table-cell>
          <table:table-cell table:formula="of:=([.A45]/[.B45])*100" office:value-type="float" office:value="1.37994342237664" calcext:value-type="float">
            <text:p>1,37994342237664</text:p>
          </table:table-cell>
          <table:table-cell/>
          <table:table-cell office:value-type="float" office:value="78362" calcext:value-type="float">
            <text:p>78362</text:p>
          </table:table-cell>
          <table:table-cell office:value-type="float" office:value="5230799" calcext:value-type="float">
            <text:p>5230799</text:p>
          </table:table-cell>
          <table:table-cell table:number-columns-repeated="2"/>
          <table:table-cell office:value-type="float" office:value="73968" calcext:value-type="float">
            <text:p>73968</text:p>
          </table:table-cell>
          <table:table-cell office:value-type="float" office:value="4423283" calcext:value-type="float">
            <text:p>44232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928.603218</text:p>
          </table:table-cell>
          <table:table-cell table:number-columns-repeated="3"/>
          <table:table-cell office:value-type="string" calcext:value-type="string">
            <text:p>9927.391959</text:p>
          </table:table-cell>
          <table:table-cell table:number-columns-repeated="3"/>
          <table:table-cell office:value-type="string" calcext:value-type="string">
            <text:p>8701.600949</text:p>
          </table:table-cell>
          <table:table-cell/>
        </table:table-row>
        <table:table-row table:style-name="ro1">
          <table:table-cell office:value-type="float" office:value="81808" calcext:value-type="float">
            <text:p>81808</text:p>
          </table:table-cell>
          <table:table-cell office:value-type="float" office:value="4961248" calcext:value-type="float">
            <text:p>4961248</text:p>
          </table:table-cell>
          <table:table-cell table:formula="of:=([.A48]/[.B48])*100" office:value-type="float" office:value="1.64893994414309" calcext:value-type="float">
            <text:p>1,64893994414309</text:p>
          </table:table-cell>
          <table:table-cell/>
          <table:table-cell office:value-type="float" office:value="81890" calcext:value-type="float">
            <text:p>81890</text:p>
          </table:table-cell>
          <table:table-cell office:value-type="float" office:value="5047147" calcext:value-type="float">
            <text:p>5047147</text:p>
          </table:table-cell>
          <table:table-cell table:number-columns-repeated="2"/>
          <table:table-cell office:value-type="float" office:value="124515" calcext:value-type="float">
            <text:p>124515</text:p>
          </table:table-cell>
          <table:table-cell office:value-type="float" office:value="4833642" calcext:value-type="float">
            <text:p>4833642</text:p>
          </table:table-cell>
        </table:table-row>
        <table:table-row table:style-name="ro1"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4334.424993</text:p>
          </table:table-cell>
          <table:table-cell table:number-columns-repeated="3"/>
          <table:table-cell office:value-type="string" calcext:value-type="string">
            <text:p>88913.125670</text:p>
          </table:table-cell>
          <table:table-cell table:number-columns-repeated="3"/>
          <table:table-cell office:value-type="string" calcext:value-type="string">
            <text:p>84102.820267</text:p>
          </table:table-cell>
          <table:table-cell/>
        </table:table-row>
        <table:table-row table:style-name="ro1">
          <table:table-cell office:value-type="float" office:value="2102507" calcext:value-type="float">
            <text:p>2102507</text:p>
          </table:table-cell>
          <table:table-cell office:value-type="float" office:value="1870837971" calcext:value-type="float">
            <text:p>1870837971</text:p>
          </table:table-cell>
          <table:table-cell table:formula="of:=([.A52]/[.B52])*100" office:value-type="float" office:value="0.112383169071353" calcext:value-type="float">
            <text:p>0,112383169071353</text:p>
          </table:table-cell>
          <table:table-cell/>
          <table:table-cell office:value-type="float" office:value="3070483" calcext:value-type="float">
            <text:p>3070483</text:p>
          </table:table-cell>
          <table:table-cell office:value-type="float" office:value="2102681754" calcext:value-type="float">
            <text:p>2102681754</text:p>
          </table:table-cell>
          <table:table-cell table:number-columns-repeated="2"/>
          <table:table-cell office:value-type="float" office:value="2169538" calcext:value-type="float">
            <text:p>2169538</text:p>
          </table:table-cell>
          <table:table-cell office:value-type="float" office:value="1567986368" calcext:value-type="float">
            <text:p>1567986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0694.901312</text:p>
          </table:table-cell>
          <table:table-cell table:number-columns-repeated="3"/>
          <table:table-cell office:value-type="string" calcext:value-type="string">
            <text:p>64317.037930</text:p>
          </table:table-cell>
          <table:table-cell table:number-columns-repeated="3"/>
          <table:table-cell office:value-type="string" calcext:value-type="string">
            <text:p>61427.226415</text:p>
          </table:table-cell>
          <table:table-cell/>
        </table:table-row>
        <table:table-row table:style-name="ro1">
          <table:table-cell office:value-type="float" office:value="287922" calcext:value-type="float">
            <text:p>287922</text:p>
          </table:table-cell>
          <table:table-cell office:value-type="float" office:value="35221553" calcext:value-type="float">
            <text:p>35221553</text:p>
          </table:table-cell>
          <table:table-cell table:formula="of:=([.A55]/[.B55])*100" office:value-type="float" office:value="0.817459695772075" calcext:value-type="float">
            <text:p>0,817459695772075</text:p>
          </table:table-cell>
          <table:table-cell/>
          <table:table-cell office:value-type="float" office:value="267088" calcext:value-type="float">
            <text:p>267088</text:p>
          </table:table-cell>
          <table:table-cell office:value-type="float" office:value="36442841" calcext:value-type="float">
            <text:p>36442841</text:p>
          </table:table-cell>
          <table:table-cell table:number-columns-repeated="2"/>
          <table:table-cell office:value-type="float" office:value="289604" calcext:value-type="float">
            <text:p>289604</text:p>
          </table:table-cell>
          <table:table-cell office:value-type="float" office:value="34885201" calcext:value-type="float">
            <text:p>34885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66684.114625</text:p>
          </table:table-cell>
          <table:table-cell table:number-columns-repeated="3"/>
          <table:table-cell office:value-type="string" calcext:value-type="string">
            <text:p>170246.748874</text:p>
          </table:table-cell>
          <table:table-cell table:number-columns-repeated="3"/>
          <table:table-cell office:value-type="string" calcext:value-type="string">
            <text:p>168890.240386</text:p>
          </table:table-cell>
          <table:table-cell/>
        </table:table-row>
        <table:table-row table:style-name="ro1">
          <table:table-cell office:value-type="float" office:value="5596378" calcext:value-type="float">
            <text:p>5596378</text:p>
          </table:table-cell>
          <table:table-cell office:value-type="float" office:value="17740659845" calcext:value-type="float">
            <text:p>17740659845</text:p>
          </table:table-cell>
          <table:table-cell table:formula="of:=([.A58]/[.B58])*100" office:value-type="float" office:value="0.0315454895640608" calcext:value-type="float">
            <text:p>0,031545489564061</text:p>
          </table:table-cell>
          <table:table-cell/>
          <table:table-cell office:value-type="float" office:value="3906434" calcext:value-type="float">
            <text:p>3906434</text:p>
          </table:table-cell>
          <table:table-cell office:value-type="float" office:value="18074382981" calcext:value-type="float">
            <text:p>18074382981</text:p>
          </table:table-cell>
          <table:table-cell table:number-columns-repeated="2"/>
          <table:table-cell office:value-type="float" office:value="4799862" calcext:value-type="float">
            <text:p>4799862</text:p>
          </table:table-cell>
          <table:table-cell office:value-type="float" office:value="18304303497" calcext:value-type="float">
            <text:p>18304303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0941.759121</text:p>
          </table:table-cell>
          <table:table-cell table:number-columns-repeated="3"/>
          <table:table-cell office:value-type="string" calcext:value-type="string">
            <text:p>62816.818382</text:p>
          </table:table-cell>
          <table:table-cell table:number-columns-repeated="3"/>
          <table:table-cell office:value-type="string" calcext:value-type="string">
            <text:p>61227.924289</text:p>
          </table:table-cell>
          <table:table-cell/>
        </table:table-row>
        <table:table-row table:style-name="ro1">
          <table:table-cell office:value-type="float" office:value="458896" calcext:value-type="float">
            <text:p>458896</text:p>
          </table:table-cell>
          <table:table-cell office:value-type="float" office:value="35189574" calcext:value-type="float">
            <text:p>35189574</text:p>
          </table:table-cell>
          <table:table-cell table:formula="of:=([.A61]/[.B61])*100" office:value-type="float" office:value="1.30406807425404" calcext:value-type="float">
            <text:p>1,30406807425404</text:p>
          </table:table-cell>
          <table:table-cell/>
          <table:table-cell office:value-type="float" office:value="415908" calcext:value-type="float">
            <text:p>415908</text:p>
          </table:table-cell>
          <table:table-cell office:value-type="float" office:value="36337486" calcext:value-type="float">
            <text:p>36337486</text:p>
          </table:table-cell>
          <table:table-cell table:number-columns-repeated="2"/>
          <table:table-cell office:value-type="float" office:value="433315" calcext:value-type="float">
            <text:p>433315</text:p>
          </table:table-cell>
          <table:table-cell office:value-type="float" office:value="35508572" calcext:value-type="float">
            <text:p>35508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1139.414517</text:p>
          </table:table-cell>
          <table:table-cell table:number-columns-repeated="3"/>
          <table:table-cell office:value-type="string" calcext:value-type="string">
            <text:p>65460.182108</text:p>
          </table:table-cell>
          <table:table-cell table:number-columns-repeated="3"/>
          <table:table-cell office:value-type="string" calcext:value-type="string">
            <text:p>60351.094309</text:p>
          </table:table-cell>
          <table:table-cell/>
        </table:table-row>
        <table:table-row table:style-name="ro1">
          <table:table-cell office:value-type="float" office:value="850403" calcext:value-type="float">
            <text:p>850403</text:p>
          </table:table-cell>
          <table:table-cell office:value-type="float" office:value="35883659" calcext:value-type="float">
            <text:p>35883659</text:p>
          </table:table-cell>
          <table:table-cell table:formula="of:=([.A64]/[.B64])*100" office:value-type="float" office:value="2.36988931368454" calcext:value-type="float">
            <text:p>2,36988931368454</text:p>
          </table:table-cell>
          <table:table-cell/>
          <table:table-cell office:value-type="float" office:value="794112" calcext:value-type="float">
            <text:p>794112</text:p>
          </table:table-cell>
          <table:table-cell office:value-type="float" office:value="37148280" calcext:value-type="float">
            <text:p>37148280</text:p>
          </table:table-cell>
          <table:table-cell table:number-columns-repeated="2"/>
          <table:table-cell office:value-type="float" office:value="778018" calcext:value-type="float">
            <text:p>778018</text:p>
          </table:table-cell>
          <table:table-cell office:value-type="float" office:value="35378001" calcext:value-type="float">
            <text:p>35378001</text:p>
          </table:table-cell>
        </table:table-row>
        <table:table-row table:style-name="ro1" table:number-rows-repeated="104851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1:21:08.991034766</dc:date>
    <meta:editing-duration>PT1M7S</meta:editing-duration>
    <meta:editing-cycles>1</meta:editing-cycles>
    <meta:document-statistic meta:table-count="1" meta:cell-count="272" meta:object-count="0"/>
    <meta:generator>LibreOffice/6.0.7.3$Linux_X86_64 LibreOffice_project/00m0$Build-3</meta:generator>
  </office:meta>
</office:document-meta>
</file>